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officeooo:rsid="00121813" officeooo:paragraph-rsid="00099e90"/>
    </style:style>
    <style:style style:name="P2" style:family="paragraph" style:parent-style-name="Standard">
      <style:paragraph-properties fo:text-align="start" style:justify-single-word="false"/>
      <style:text-properties fo:color="#ce181e" officeooo:rsid="00121813" officeooo:paragraph-rsid="00099e90"/>
    </style:style>
    <style:style style:name="P3" style:family="paragraph" style:parent-style-name="Standard">
      <style:paragraph-properties fo:text-align="justify" style:justify-single-word="false"/>
      <style:text-properties fo:color="#ce181e" fo:font-weight="bold" officeooo:rsid="00236b4c" officeooo:paragraph-rsid="00099e9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e181e" fo:font-weight="bold" officeooo:rsid="00236b4c" officeooo:paragraph-rsid="00099e9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ce181e" officeooo:rsid="0012a945" officeooo:paragraph-rsid="00099e90"/>
    </style:style>
    <style:style style:name="P6" style:family="paragraph" style:parent-style-name="Standard">
      <style:paragraph-properties fo:text-align="justify" style:justify-single-word="false"/>
      <style:text-properties fo:color="#ce181e" officeooo:rsid="0013dc0a" officeooo:paragraph-rsid="00099e90"/>
    </style:style>
    <style:style style:name="P7" style:family="paragraph" style:parent-style-name="Standard">
      <style:paragraph-properties fo:text-align="justify" style:justify-single-word="false"/>
      <style:text-properties fo:color="#ce181e" officeooo:rsid="00140a7a" officeooo:paragraph-rsid="00099e90"/>
    </style:style>
    <style:style style:name="P8" style:family="paragraph" style:parent-style-name="Standard">
      <style:paragraph-properties fo:text-align="justify" style:justify-single-word="false"/>
      <style:text-properties fo:color="#ce181e" officeooo:rsid="00173002" officeooo:paragraph-rsid="00099e90"/>
    </style:style>
    <style:style style:name="P9" style:family="paragraph" style:parent-style-name="Standard">
      <style:paragraph-properties fo:text-align="justify" style:justify-single-word="false"/>
      <style:text-properties fo:color="#ce181e" style:font-name="Liberation Serif" fo:font-size="12pt" officeooo:rsid="00202247" officeooo:paragraph-rsid="00099e90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ce181e" officeooo:rsid="000c4d5b" officeooo:paragraph-rsid="000c4d5b"/>
    </style:style>
    <style:style style:name="P11" style:family="paragraph" style:parent-style-name="Standard">
      <style:text-properties fo:color="#000000" officeooo:rsid="00121813" officeooo:paragraph-rsid="00099e90"/>
    </style:style>
    <style:style style:name="P12" style:family="paragraph" style:parent-style-name="Standard">
      <style:paragraph-properties fo:text-align="end" style:justify-single-word="false"/>
      <style:text-properties fo:color="#000000" officeooo:rsid="00121813" officeooo:paragraph-rsid="00099e90"/>
    </style:style>
    <style:style style:name="P13" style:family="paragraph" style:parent-style-name="Standard">
      <style:paragraph-properties fo:text-align="start" style:justify-single-word="false"/>
      <style:text-properties fo:color="#000000" officeooo:rsid="00121813" officeooo:paragraph-rsid="00099e90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officeooo:rsid="00121813" officeooo:paragraph-rsid="00099e90"/>
    </style:style>
    <style:style style:name="P15" style:family="paragraph" style:parent-style-name="Standard">
      <style:paragraph-properties fo:text-align="justify" style:justify-single-word="false"/>
      <style:text-properties fo:color="#000000" officeooo:rsid="00121813" officeooo:paragraph-rsid="00099e90"/>
    </style:style>
    <style:style style:name="P16" style:family="paragraph" style:parent-style-name="Standard">
      <style:paragraph-properties fo:text-align="center" style:justify-single-word="false"/>
      <style:text-properties fo:color="#000000" fo:font-size="13pt" fo:font-weight="bold" officeooo:rsid="00121813" officeooo:paragraph-rsid="00099e9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fo:font-weight="bold" officeooo:rsid="00121813" officeooo:paragraph-rsid="00099e90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fo:font-weight="bold" officeooo:rsid="0012a945" officeooo:paragraph-rsid="00099e90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0" fo:font-weight="bold" officeooo:rsid="0013dc0a" officeooo:paragraph-rsid="00099e90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000000" fo:font-weight="bold" officeooo:rsid="00140a7a" officeooo:paragraph-rsid="00099e90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000000" fo:font-weight="bold" officeooo:rsid="001d5599" officeooo:paragraph-rsid="00099e90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00" officeooo:rsid="0012a945" officeooo:paragraph-rsid="00099e90"/>
    </style:style>
    <style:style style:name="P23" style:family="paragraph" style:parent-style-name="Standard">
      <style:paragraph-properties fo:text-align="justify" style:justify-single-word="false"/>
      <style:text-properties fo:color="#000000" officeooo:rsid="000b0e5e" officeooo:paragraph-rsid="000b0e5e"/>
    </style:style>
    <style:style style:name="P24" style:family="paragraph" style:parent-style-name="Standard">
      <style:paragraph-properties fo:text-align="justify" style:justify-single-word="false"/>
      <style:text-properties fo:color="#000000" officeooo:rsid="0013dc0a" officeooo:paragraph-rsid="00099e90"/>
    </style:style>
    <style:style style:name="P25" style:family="paragraph" style:parent-style-name="Standard">
      <style:paragraph-properties fo:text-align="justify" style:justify-single-word="false"/>
      <style:text-properties fo:color="#000000" officeooo:rsid="0013dc0a" officeooo:paragraph-rsid="000c4d5b"/>
    </style:style>
    <style:style style:name="P26" style:family="paragraph" style:parent-style-name="Standard">
      <style:paragraph-properties fo:text-align="justify" style:justify-single-word="false"/>
      <style:text-properties fo:color="#000000" officeooo:rsid="0014a23a" officeooo:paragraph-rsid="00099e90"/>
    </style:style>
    <style:style style:name="P27" style:family="paragraph" style:parent-style-name="Standard">
      <style:paragraph-properties fo:line-height="150%" fo:text-align="justify" style:justify-single-word="false"/>
      <style:text-properties fo:color="#000000" officeooo:rsid="00168b8c" officeooo:paragraph-rsid="00099e90"/>
    </style:style>
    <style:style style:name="P28" style:family="paragraph" style:parent-style-name="Standard">
      <style:paragraph-properties fo:line-height="100%" fo:text-align="justify" style:justify-single-word="false"/>
      <style:text-properties fo:color="#000000" officeooo:rsid="00168b8c" officeooo:paragraph-rsid="00099e90"/>
    </style:style>
    <style:style style:name="P29" style:family="paragraph" style:parent-style-name="Standard">
      <style:paragraph-properties fo:line-height="100%" fo:text-align="justify" style:justify-single-word="false"/>
      <style:text-properties fo:color="#000000" officeooo:rsid="001ae3d3" officeooo:paragraph-rsid="00099e90"/>
    </style:style>
    <style:style style:name="P30" style:family="paragraph" style:parent-style-name="Standard">
      <style:paragraph-properties fo:text-align="justify" style:justify-single-word="false"/>
      <style:text-properties fo:color="#000000" officeooo:rsid="001d5599" officeooo:paragraph-rsid="00099e90"/>
    </style:style>
    <style:style style:name="P31" style:family="paragraph" style:parent-style-name="Standard">
      <style:paragraph-properties fo:line-height="150%" fo:text-align="justify" style:justify-single-word="false"/>
      <style:text-properties fo:color="#000000" officeooo:rsid="000df38b" officeooo:paragraph-rsid="000df38b"/>
    </style:style>
    <style:style style:name="P32" style:family="paragraph" style:parent-style-name="Standard">
      <style:paragraph-properties fo:line-height="150%" fo:text-align="justify" style:justify-single-word="false"/>
      <style:text-properties fo:color="#000000" officeooo:rsid="000df38b" officeooo:paragraph-rsid="00099e90"/>
    </style:style>
    <style:style style:name="P33" style:family="paragraph" style:parent-style-name="Standard">
      <style:paragraph-properties fo:text-align="justify" style:justify-single-word="false"/>
      <style:text-properties fo:color="#000000" officeooo:rsid="000df38b" officeooo:paragraph-rsid="000c4d5b"/>
    </style:style>
    <style:style style:name="P34" style:family="paragraph" style:parent-style-name="Standard">
      <style:paragraph-properties fo:text-align="justify" style:justify-single-word="false"/>
      <style:text-properties fo:color="#000000" officeooo:rsid="000df38b" officeooo:paragraph-rsid="000df38b"/>
    </style:style>
    <style:style style:name="P35" style:family="paragraph" style:parent-style-name="Standard">
      <style:paragraph-properties fo:line-height="150%" fo:text-align="justify" style:justify-single-word="false"/>
      <style:text-properties fo:color="#000000" officeooo:rsid="000f5f84" officeooo:paragraph-rsid="000f5f84"/>
    </style:style>
    <style:style style:name="P36" style:family="paragraph" style:parent-style-name="Standard">
      <style:paragraph-properties fo:line-height="150%" fo:text-align="justify" style:justify-single-word="false"/>
      <style:text-properties fo:color="#000000" officeooo:rsid="000f5f84" officeooo:paragraph-rsid="00111c21"/>
    </style:style>
    <style:style style:name="P37" style:family="paragraph" style:parent-style-name="Standard">
      <style:paragraph-properties fo:line-height="150%" fo:text-align="justify" style:justify-single-word="false"/>
      <style:text-properties fo:color="#000000" officeooo:rsid="001075b5" officeooo:paragraph-rsid="001075b5"/>
    </style:style>
    <style:style style:name="P38" style:family="paragraph" style:parent-style-name="Standard">
      <style:paragraph-properties fo:line-height="150%" fo:text-align="justify" style:justify-single-word="false"/>
      <style:text-properties fo:color="#000000" officeooo:rsid="00173002" officeooo:paragraph-rsid="00099e90"/>
    </style:style>
    <style:style style:name="P39" style:family="paragraph" style:parent-style-name="Standard">
      <style:paragraph-properties fo:text-align="justify" style:justify-single-word="false"/>
      <style:text-properties fo:color="#000000" officeooo:rsid="000c4d5b" officeooo:paragraph-rsid="00099e90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officeooo:rsid="000b0e5e" officeooo:paragraph-rsid="000b0e5e"/>
    </style:style>
    <style:style style:name="P41" style:family="paragraph" style:parent-style-name="Standard">
      <style:paragraph-properties fo:text-align="justify" style:justify-single-word="false"/>
      <style:text-properties fo:color="#ce181e" officeooo:rsid="00168b8c" officeooo:paragraph-rsid="00099e90"/>
    </style:style>
    <style:style style:name="P42" style:family="paragraph" style:parent-style-name="Standard">
      <style:paragraph-properties fo:text-align="start" style:justify-single-word="false"/>
      <style:text-properties fo:color="#ce181e" fo:font-weight="bold" officeooo:rsid="00236b4c" officeooo:paragraph-rsid="00099e90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officeooo:rsid="0011ef2d" officeooo:paragraph-rsid="0011ef2d"/>
    </style:style>
    <style:style style:name="P44" style:family="paragraph" style:parent-style-name="Standard">
      <style:paragraph-properties fo:text-align="start" style:justify-single-word="false"/>
      <style:text-properties fo:color="#000000" fo:font-weight="bold" officeooo:rsid="0011ef2d" officeooo:paragraph-rsid="0011ef2d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000000" fo:font-weight="bold" officeooo:rsid="001d5599" officeooo:paragraph-rsid="00099e90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weight="bold" officeooo:rsid="0013c83b" officeooo:paragraph-rsid="0013c83b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fo:font-weight="bold" officeooo:rsid="00236b4c" officeooo:paragraph-rsid="00099e90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weight="bold" officeooo:rsid="00142518" officeooo:paragraph-rsid="00142518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weight="normal" officeooo:rsid="0011ef2d" officeooo:paragraph-rsid="0011ef2d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weight="normal" officeooo:rsid="0013c83b" officeooo:paragraph-rsid="0013c83b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000000" fo:font-weight="normal" officeooo:rsid="00236b4c" officeooo:paragraph-rsid="00099e90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weight="normal" officeooo:rsid="00142518" officeooo:paragraph-rsid="00142518" style:font-weight-asian="normal" style:font-weight-complex="normal"/>
    </style:style>
    <style:style style:name="P53" style:family="paragraph" style:parent-style-name="Standard">
      <style:paragraph-properties fo:line-height="150%" fo:text-align="justify" style:justify-single-word="false"/>
      <style:text-properties fo:color="#000000" officeooo:rsid="000df38b" officeooo:paragraph-rsid="000df38b"/>
    </style:style>
    <style:style style:name="P54" style:family="paragraph" style:parent-style-name="Standard">
      <style:paragraph-properties fo:line-height="150%" fo:text-align="justify" style:justify-single-word="false"/>
      <style:text-properties fo:color="#000000" officeooo:rsid="000f5f84" officeooo:paragraph-rsid="00111c21"/>
    </style:style>
    <style:style style:name="P55" style:family="paragraph" style:parent-style-name="Standard">
      <style:paragraph-properties fo:line-height="150%" fo:text-align="justify" style:justify-single-word="false"/>
      <style:text-properties fo:color="#000000" officeooo:rsid="000f5f84" officeooo:paragraph-rsid="0011ef2d"/>
    </style:style>
    <style:style style:name="P56" style:family="paragraph" style:parent-style-name="Standard">
      <style:paragraph-properties fo:line-height="100%" fo:text-align="justify" style:justify-single-word="false"/>
      <style:text-properties fo:color="#000000" officeooo:rsid="001ae3d3" officeooo:paragraph-rsid="00099e90"/>
    </style:style>
    <style:style style:name="P57" style:family="paragraph" style:parent-style-name="Standard">
      <style:paragraph-properties fo:text-align="justify" style:justify-single-word="false"/>
      <style:text-properties fo:color="#000000" officeooo:rsid="001d5599" officeooo:paragraph-rsid="00099e90"/>
    </style:style>
    <style:style style:name="P58" style:family="paragraph" style:parent-style-name="Standard">
      <style:paragraph-properties fo:text-align="justify" style:justify-single-word="false"/>
      <style:text-properties fo:color="#000000" officeooo:rsid="00202247" officeooo:paragraph-rsid="0012e932"/>
    </style:style>
    <style:style style:name="P59" style:family="paragraph" style:parent-style-name="Standard">
      <style:paragraph-properties fo:text-align="start" style:justify-single-word="false"/>
      <style:text-properties fo:color="#000000" officeooo:rsid="00202247" officeooo:paragraph-rsid="00099e90"/>
    </style:style>
    <style:style style:name="P60" style:family="paragraph" style:parent-style-name="Standard">
      <style:paragraph-properties fo:text-align="start" style:justify-single-word="false"/>
      <style:text-properties fo:color="#000000" fo:font-size="12pt" fo:font-weight="bold" officeooo:rsid="00202247" officeooo:paragraph-rsid="00099e90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00000" officeooo:paragraph-rsid="00099e90"/>
    </style:style>
    <style:style style:name="P62" style:family="paragraph" style:parent-style-name="Standard">
      <style:paragraph-properties fo:text-align="start" style:justify-single-word="false"/>
      <style:text-properties fo:color="#000000" officeooo:rsid="00230798" officeooo:paragraph-rsid="00099e90"/>
    </style:style>
    <style:style style:name="P63" style:family="paragraph" style:parent-style-name="Standard">
      <style:paragraph-properties fo:text-align="justify" style:justify-single-word="false"/>
      <style:text-properties fo:color="#000000" officeooo:rsid="000c4d5b" officeooo:paragraph-rsid="0012e932"/>
    </style:style>
    <style:style style:name="P64" style:family="paragraph" style:parent-style-name="Standard">
      <style:paragraph-properties fo:line-height="100%" fo:text-align="justify" style:justify-single-word="false"/>
      <style:text-properties fo:color="#000000" officeooo:rsid="001614cd" officeooo:paragraph-rsid="001614cd"/>
    </style:style>
    <style:style style:name="T1" style:family="text">
      <style:text-properties officeooo:rsid="0028f21b"/>
    </style:style>
    <style:style style:name="T2" style:family="text">
      <style:text-properties officeooo:rsid="0013dc0a"/>
    </style:style>
    <style:style style:name="T3" style:family="text">
      <style:text-properties officeooo:rsid="0014a23a"/>
    </style:style>
    <style:style style:name="T4" style:family="text">
      <style:text-properties officeooo:rsid="001d5599"/>
    </style:style>
    <style:style style:name="T5" style:family="text">
      <style:text-properties officeooo:rsid="001b7cd6"/>
    </style:style>
    <style:style style:name="T6" style:family="text">
      <style:text-properties officeooo:rsid="001f28d0"/>
    </style:style>
    <style:style style:name="T7" style:family="text">
      <style:text-properties officeooo:rsid="00202247"/>
    </style:style>
    <style:style style:name="T8" style:family="text">
      <style:text-properties officeooo:rsid="0021b116"/>
    </style:style>
    <style:style style:name="T9" style:family="text">
      <style:text-properties officeooo:rsid="000b0e5e"/>
    </style:style>
    <style:style style:name="T10" style:family="text">
      <style:text-properties officeooo:rsid="000c4d5b"/>
    </style:style>
    <style:style style:name="T11" style:family="text">
      <style:text-properties fo:color="#000000"/>
    </style:style>
    <style:style style:name="T12" style:family="text">
      <style:text-properties fo:color="#000000" officeooo:rsid="000c4d5b"/>
    </style:style>
    <style:style style:name="T13" style:family="text">
      <style:text-properties fo:color="#000000" officeooo:rsid="000df38b"/>
    </style:style>
    <style:style style:name="T14" style:family="text">
      <style:text-properties fo:color="#000000" officeooo:rsid="000f5f84"/>
    </style:style>
    <style:style style:name="T15" style:family="text">
      <style:text-properties officeooo:rsid="001075b5"/>
    </style:style>
    <style:style style:name="T16" style:family="text">
      <style:text-properties officeooo:rsid="00111c21"/>
    </style:style>
    <style:style style:name="T17" style:family="text">
      <style:text-properties officeooo:rsid="0011ef2d"/>
    </style:style>
    <style:style style:name="T18" style:family="text">
      <style:text-properties officeooo:rsid="00142518"/>
    </style:style>
    <style:style style:name="T19" style:family="text">
      <style:text-properties officeooo:rsid="0016b6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leksandra Ojdana, 198842<text:tab/><text:tab/><text:tab/><text:tab/><text:tab/><text:tab/><text:tab/>Wrocław, 0<text:span text:style-name="T19">9.05.</text:span>2019</text:p>
      <text:p text:style-name="P11">PT-N-17</text:p>
      <text:p text:style-name="P12">Prowadzący: dr Piotr Patronik</text:p>
      <text:p text:style-name="P12"/>
      <text:p text:style-name="P16">Laboratorium Organizacja i Architektura Komputerów</text:p>
      <text:p text:style-name="P16">Podstawowe operacje arytmetyczne <text:span text:style-name="T9">liczb zmiennoprzecinkowych</text:span></text:p>
      <text:p text:style-name="P1"/>
      <text:p text:style-name="P2"/>
      <text:p text:style-name="P17">1.<text:tab/>Treść ćwiczenia</text:p>
      <text:p text:style-name="P17"/>
      <text:p text:style-name="P17">1.1<text:tab/>Zakres i program ćwiczenia</text:p>
      <text:p text:style-name="P13"/>
      <text:p text:style-name="P14"><text:tab/>Celem ćwiczenia była realizacja następujących programów <text:span text:style-name="T2">w języku asembler</text:span>:</text:p>
      <text:p text:style-name="P15"><text:tab/>- wykonującego podstawowe operacji arytmetycznych (dodawanie, odejmowanie, mnożenie, dzielenie) dla liczb <text:span text:style-name="T9">zmiennoprzecinkowych pojedynczej precyzji bez użycia instrukcji zmiennoprzecinkowych</text:span></text:p>
      <text:p text:style-name="P15"><text:tab/>- <text:s/>drukującego na standardowe wyjście <text:span text:style-name="T9">wartości dziesiętnej liczby zmiennoprzecinkowej</text:span></text:p>
      <text:p text:style-name="P15"/>
      <text:p text:style-name="P22">W trakcie ćwiczeń obowiązywała znajomość <text:span text:style-name="T9">wszystkich dotychczas poznanych </text:span>komend debuggera, <text:span text:style-name="T9">z szczególnym zwróceniem uwagi na: print, display, x.</text:span></text:p>
      <text:p text:style-name="P22"/>
      <text:p text:style-name="P40">Do wykonania wymaganych ćwiczeń wymagana była znajomość wykonywania operacji arytmetycznych na liczbach zmiennoprzecinkowych. </text:p>
      <text:p text:style-name="P5"/>
      <text:p text:style-name="P5"/>
      <text:p text:style-name="P18">1.2 Zadania zrealizowane podczas ćwiczeń</text:p>
      <text:p text:style-name="P5"/>
      <text:p text:style-name="P23"><text:tab/>Podczas ćwiczeń napisano algorytmy przebiegu programów, które później zostały wykorzystane do implementacji programów. Dodatkowo podczas ćwiczeń przetestowano wszystkie wymagane komendy debuggera, a także zapoznano się z dokumentacją opisującą flagi.</text:p>
      <text:p text:style-name="P22"/>
      <text:p text:style-name="P19">1.3 Zadania zrealizowane poza ćwiczeniami</text:p>
      <text:p text:style-name="P6"/>
      <text:p text:style-name="P24"><text:tab/><text:span text:style-name="T9">Poza ćwiczeniami zrealizowano wszystkie wymagane programy w oparciu o wcześniej stworzone algorytmy. Zrealizowane programy:</text:span></text:p>
      <text:p text:style-name="P24"><text:tab/>- program <text:span text:style-name="T9">dodający liczby zmiennoprzecinkowe pojedynczej precyzji</text:span></text:p>
      <text:p text:style-name="P25"><text:tab/>- program <text:span text:style-name="T10">odejmujący liczby zmiennoprzecinkowe pojedynczej precyzji</text:span></text:p>
      <text:p text:style-name="P25"><text:tab/>- program <text:span text:style-name="T10">mnożący liczby zmiennoprzecinkowe pojedynczej precyzji</text:span></text:p>
      <text:p text:style-name="P25"><text:tab/>- program <text:span text:style-name="T10">dzielący liczby zmiennoprzecinkowe pojedynczej precyzji</text:span></text:p>
      <text:p text:style-name="P25"><text:tab/>- <text:span text:style-name="T10">program wyświetlający wartość dziesiętną liczby zmiennoprzecinkowej pojedynczej precyzji</text:span></text:p>
      <text:p text:style-name="P24"/>
      <text:p text:style-name="P24"/>
      <text:p text:style-name="P20">2 Przebieg ćwiczenia</text:p>
      <text:p text:style-name="P20"/>
      <text:p text:style-name="P20">2.1 <text:span text:style-name="T3">Zagadnienia teoretyczne</text:span></text:p>
      <text:p text:style-name="P7"/>
      <text:p text:style-name="P7"><text:tab/></text:p>
      <text:p text:style-name="P26">Przed przystąpieniem do realizacji programów <text:span text:style-name="T10">odświeżono wiedzę z zakresu licz zmiennoprzecinkowych tj. ich zapisu oraz wykonywania na nich operacji arytmetycznych. Zapoznano się także jeszcze raz z opisem funkcji debuggera: display, print i x.</text:span></text:p>
      <text:p text:style-name="P26"/>
      <text:p text:style-name="P38"><text:soft-page-break/>1. Zapis liczb zmiennoprzecinkowych pojedynczej precyzji</text:p>
      <text:p text:style-name="P8"><text:span text:style-name="T11"><text:tab/></text:span><text:span text:style-name="T12">Format pojedynczej precyzji liczb zmiennoprzecinkowych składa się z 32 bitów, z czego:</text:span></text:p>
      <text:p text:style-name="P8"><text:span text:style-name="T12"><text:tab/>- pierwsze 23 najmłodsze bity nazywane są mantysą i stanowią dziesiętną część liczby. W <text:tab/>zapisie </text:span><text:span text:style-name="T14">znormalizowanym</text:span><text:span text:style-name="T12"> przed wartością dziesiętną domyślnie jest 1.</text:span></text:p>
      <text:p text:style-name="P8"><text:span text:style-name="T12"><text:tab/>- kolejne 8 bitów to wykładnik, czyli </text:span><text:span text:style-name="T13">liczba </text:span><text:span text:style-name="T12">do jakiej potęgi zostanie podniesiona podstawa <text:tab/></text:span><text:span text:style-name="T13">powiększona o obciążenie, czyli w przypadku pojedynczej precyzji jest to +127</text:span></text:p>
      <text:p text:style-name="P39"><text:tab/>- ostatni 32gi bit to bit znaku, informuję o tym czy liczba jest dodatnia, czy ujemna.</text:p>
      <text:p text:style-name="P39"/>
      <text:p text:style-name="P10"><text:span text:style-name="T11">Przykładowo liczba: 1 </text:span><text:span text:style-name="T13">1000 0010 0001 0000 0000 0000 0000 000 zapisana w formacie zmiennoprzecinkowym ma wartość w systemie dziesiętnym: -68 ponieważ:</text:span></text:p>
      <text:p text:style-name="P33"/>
      <text:p text:style-name="P34">Wykładnik <text:s/>= <text:s/>1000 0010 → 133, potęga = 133 – 127 = 6</text:p>
      <text:p text:style-name="P34">Mantysa = <text:s/>0001 0000 0000 0000 0000 000 → 1,0001 0000 0000 0000 0000 000</text:p>
      <text:p text:style-name="P34">Znak = 1 → 1 oznacza, że liczba jest ujemna, 0 dodatnia</text:p>
      <text:p text:style-name="P34">Liczba (wartość bezwzględna)= 1,0001 0000 0000 0000 0000 000 * 2^6 = 10001 00, po zamianie na system dziesiętny otrzymujemy 68. Bit znaku jest równy 1 czyli jest to liczba ujemna, więc zapisana liczba równa się -68.</text:p>
      <text:p text:style-name="P8"/>
      <text:p text:style-name="P38">2. Operacje arytmetyczne na liczbach zmiennoprzecinkowych pojedynczej precyzji - algorytmy</text:p>
      <text:p text:style-name="P27"/>
      <text:p text:style-name="P32">2.2.1 Dodawanie</text:p>
      <text:p text:style-name="P35">Zamiana liczby zapisanej w formacie zmiennoprzecinkowym na <text:span text:style-name="T16">system o podstawie </text:span>2. Następnie sprawdzenie znaków. W przypadku takich samych znaków wykonanie operacji dodawania poprzez funkcję add, zamiana wyniku na zapis zmiennoprzecinkowy z pozostawieniem znaku. W <text:s/>przypadku różnych znaków:</text:p>
      <text:p text:style-name="P35">- jeżeli pierwsza liczba jest dodatnia, wtedy wykonywane jest odejmowania <text:span text:style-name="T15">drugiej liczby od pierwszej</text:span></text:p>
      <text:p text:style-name="P35">- jeżeli pierwsza liczba jest ujemna, wtedy wykonywane jest odejmowanie pierwszej liczby od drugiej</text:p>
      <text:p text:style-name="P37">W przypadku różnych znaków, bit znaku pobierany jest z <text:span text:style-name="T16">większej liczby.</text:span></text:p>
      <text:p text:style-name="P37"/>
      <text:p text:style-name="P31">2.2.2 Odejmowanie</text:p>
      <text:p text:style-name="P36">Zamiana liczby zapisanej w formacie zmiennoprzecinkowym na <text:span text:style-name="T16">system o podstawie </text:span>2. Następnie sprawdzenie znaków. W przypadku takich samych znaków wykonanie operacji dodawania poprzez funkcję add, zamiana wyniku na zapis zmiennoprzecinkowy, <text:span text:style-name="T16">znak pobierany jest z argumentu o większej wartości.</text:span> W <text:s/>przypadku różnych znaków:</text:p>
      <text:p text:style-name="P36">- jeżeli pierwsza liczba jest dodatnia, wtedy wykonywane jest <text:span text:style-name="T16">dodawanie, bit znak jest dodatni</text:span></text:p>
      <text:p text:style-name="P36">- jeżeli pierwsza liczba jest ujemna, wtedy wykonywane jest <text:span text:style-name="T16">dodawanie, bit znaku jest ujemny</text:span></text:p>
      <text:p text:style-name="P36"/>
      <text:p text:style-name="P36"/>
      <text:p text:style-name="P36"/>
      <text:p text:style-name="P31"><text:soft-page-break/>2.2.3 Mnożenie</text:p>
      <text:p text:style-name="P55">Zamiana liczby zapisanej w formacie zmiennoprzecinkowym na <text:span text:style-name="T16">system o podstawie </text:span>2. Następnie <text:span text:style-name="T17">wykonanie operacji mnożenia.</text:span></text:p>
      <text:p text:style-name="P31">2.2.4 Dzielenie</text:p>
      <text:p text:style-name="P55">Zamiana liczby zapisanej w formacie zmiennoprzecinkowym na <text:span text:style-name="T16">system o podstawie </text:span>2. Następnie <text:span text:style-name="T17">wykonanie operacji dzielenia.</text:span></text:p>
      <text:p text:style-name="P27"><text:span text:style-name="T10">3. Wyszczególnione</text:span> komendy debuggera <text:span text:style-name="T17">oraz nowe instrukcje wykorzystane w programach</text:span></text:p>
      <text:p text:style-name="P28"><text:tab/><text:span text:style-name="T4">Opisy komend oraz sposób ich wykorzystania sprawdzano poleceniem help w debugerze.</text:span></text:p>
      <text:p text:style-name="P29"/>
      <text:p text:style-name="P29"><text:tab/>print – wyświetla zawartość pod wskazanym adresem</text:p>
      <text:p text:style-name="P29"><text:tab/>display – wyświetla zawartość pod wskazanym adresem, za każdym razem jak program się <text:tab/><text:tab/>zatrzyma</text:p>
      <text:p text:style-name="P29"><text:tab/>x/Nbx adres – <text:span text:style-name="T5">wyświetla zawartość danego adresu w formacie szesnastkowym, N <text:tab/><text:tab/><text:tab/>odpowiada liczbie wyświetlonych bajtów</text:span></text:p>
      <text:p text:style-name="P29"><text:tab/>x/Nwf - <text:span text:style-name="T5">wyświetla zawartość danego adresu w formacie float, N odpowiada liczbie słów <text:tab/><text:tab/>maszynowych</text:span></text:p>
      <text:p text:style-name="P29"><text:tab/>x/Ni - <text:span text:style-name="T5">wyświetla zawartość danego adresu w formie instrukcji</text:span></text:p>
      <text:p text:style-name="P29"><text:tab/><text:span text:style-name="T17">shl – funkcja przesuwająca wartość zapisaną w danym rejestrze w lewo o zadana liczbę <text:tab/>bitów [1]</text:span></text:p>
      <text:p text:style-name="P64"><text:tab/>btc – sprawdzenie jednego wskazanego bitu z ciągu bitów i zapisanie go w fladze CF [1]</text:p>
      <text:p text:style-name="P64"><text:tab/>jnb – sprawdzenie wartości flagi CF, jeżeli równa się zero wykonuje się skok pod wskazany <text:tab/>adres [1]</text:p>
      <text:p text:style-name="P41"/>
      <text:p text:style-name="P21">2.2 Uruchomienie programu</text:p>
      <text:p text:style-name="P30"/>
      <text:p text:style-name="P30"><text:tab/>Procedura uruchamiania <text:span text:style-name="T6">wszystkich </text:span>program<text:span text:style-name="T6">ów</text:span> odbyła się na takiej samej zasadzie jak podczas wykonywania ćwiczeń na poprzednich zajęciach, z wykorzystaniem pliku Makefile. Ta część ćwiczeń została opisana w sprawozdaniu do laboratorium „Podstawy uruchomienia programów asemblerowych na platformie Linux/x86”.</text:p>
      <text:p text:style-name="P9"/>
      <text:p text:style-name="P21">2.3 Konstrukcja pliku źródłowego</text:p>
      <text:p text:style-name="P30"/>
      <text:p text:style-name="P58"><text:tab/>Konstrukcja plików źródłowych wyglądała podobnie jak w plikach źródłowych z poprzednich ćwiczeń.<text:span text:style-name="T8"> Opis w sprawozdaniu „Podstawy uruchomienia programów asemblerowych na platformie Linux/x86”.</text:span></text:p>
      <text:p text:style-name="P63"/>
      <text:p text:style-name="P47">3. Wnioski</text:p>
      <text:p text:style-name="P47"/>
      <text:p text:style-name="P51"><text:tab/>Zaimplementowano program<text:span text:style-name="T18">y wykonujące podstawowe operacje arytmetyczne na liczbach zmiennoprzecinkowych. Programy działają poprawnie tylko dla liczb całkowitych, w programach brakuje sprawdzenia, czy liczba posiada wartości dziesiętne. Ponadto wykonano program wyświetlający na standardowe wyjście wartość dziesiętną liczby zmiennoprzecinkowej. </text:span></text:p>
      <text:p text:style-name="P51">Podczas realizacji zadań problemem okazało się <text:span text:style-name="T18">samo stworzenie algorytmu, który można było zaimplementować w języku asembler bez nadmiarowego kodu, czyli w taki sposób, aby kod był czytelny. </text:span></text:p>
      <text:p text:style-name="P3"/>
      <text:p text:style-name="P4"/>
      <text:p text:style-name="P4"/>
      <text:p text:style-name="P4"/>
      <text:p text:style-name="P60"><text:soft-page-break/>4. Literatura</text:p>
      <text:p text:style-name="P59"/>
      <text:p text:style-name="P61"><text:span text:style-name="T7">1. IA-32 Intel Architecture Software Developer’s Manual Volume 2: Instruction Set Reference</text:span></text:p>
      <text:p text:style-name="P62"/>
      <text:p text:style-name="P62"/>
      <text:p text:style-name="P44">5. Programy</text:p>
      <text:p text:style-name="P44"/>
      <text:p text:style-name="P44">Dodawanie liczb zmiennoprzecinkowych</text:p>
      <text:p text:style-name="P43"/>
      <text:p text:style-name="P43">CCESS = 0</text:p>
      <text:p text:style-name="P43"/>
      <text:p text:style-name="P43">.data</text:p>
      <text:p text:style-name="P43">liczba1: .byte 0b01000010, 0b01100000,0b00000000, 0b00000000</text:p>
      <text:p text:style-name="P43">liczba2: .byte 0b11000010, 0b01100000,0b00000000, 0b00000000</text:p>
      <text:p text:style-name="P43"/>
      <text:p text:style-name="P43">.global _start</text:p>
      <text:p text:style-name="P43">_start:</text:p>
      <text:p text:style-name="P43"/>
      <text:p text:style-name="P43">mov $1, %esi</text:p>
      <text:p text:style-name="P43">mov $0, %edi</text:p>
      <text:p text:style-name="P43"/>
      <text:p text:style-name="P43">#zapis wykładnika do rejestru</text:p>
      <text:p text:style-name="P43">movb liczba1(%esi,%edi,4), %bh</text:p>
      <text:p text:style-name="P43">add $0b10000001, %bh</text:p>
      <text:p text:style-name="P43"/>
      <text:p text:style-name="P43">movb liczba2(%esi,%edi,4), %bl</text:p>
      <text:p text:style-name="P43">add $0b10000001, %bl</text:p>
      <text:p text:style-name="P43"/>
      <text:p text:style-name="P43">#przesunięcie mantysy </text:p>
      <text:p text:style-name="P43">mov liczba1, %ecx</text:p>
      <text:p text:style-name="P43">and $0b00000000011111111111111111111111, %ecx</text:p>
      <text:p text:style-name="P43">add $0b00000000100000000000000000000000, %ecx</text:p>
      <text:p text:style-name="P43">shl %ecx, %bh</text:p>
      <text:p text:style-name="P43"/>
      <text:p text:style-name="P43">pop %ecx</text:p>
      <text:p text:style-name="P43"/>
      <text:p text:style-name="P43">mov liczba2, %ecx</text:p>
      <text:p text:style-name="P43">and $0b00000000011111111111111111111111, %ecx</text:p>
      <text:p text:style-name="P43">add $0b00000000100000000000000000000000, %ecx</text:p>
      <text:p text:style-name="P43">shl %ecx, %bh</text:p>
      <text:p text:style-name="P43"/>
      <text:p text:style-name="P43">pop %ecx</text:p>
      <text:p text:style-name="P43"/>
      <text:p text:style-name="P43">#zapis znaku do rejestru</text:p>
      <text:p text:style-name="P43">mov $0, %esi</text:p>
      <text:p text:style-name="P43">mov $0, %edi</text:p>
      <text:p text:style-name="P43"/>
      <text:p text:style-name="P43">movb liczba1(%esi,%edi,4), %ah</text:p>
      <text:p text:style-name="P43">and $0b10000000, %ah</text:p>
      <text:p text:style-name="P43"/>
      <text:p text:style-name="P43">movb liczba2(%esi,%edi,4), %al</text:p>
      <text:p text:style-name="P43">and $0b10000000, %al</text:p>
      <text:p text:style-name="P43"><text:soft-page-break/></text:p>
      <text:p text:style-name="P43">#sprawdzenie znaku</text:p>
      <text:p text:style-name="P43">cmp %ah, %al</text:p>
      <text:p text:style-name="P43">je same_sign_add</text:p>
      <text:p text:style-name="P43"/>
      <text:p text:style-name="P43">cmp %ah, %al</text:p>
      <text:p text:style-name="P43">jg one_two_sub</text:p>
      <text:p text:style-name="P43"/>
      <text:p text:style-name="P43">#wykonanie operacji zależnie od znaku</text:p>
      <text:p text:style-name="P43">two_one_sub:</text:p>
      <text:p text:style-name="P43">push %eax</text:p>
      <text:p text:style-name="P43">push %ebx</text:p>
      <text:p text:style-name="P43">sub %eax, %ebx</text:p>
      <text:p text:style-name="P43">jmp end</text:p>
      <text:p text:style-name="P43"/>
      <text:p text:style-name="P43">one_two_sub:</text:p>
      <text:p text:style-name="P43">push %eax</text:p>
      <text:p text:style-name="P43">push %ebx</text:p>
      <text:p text:style-name="P43">sub %ebx, %eax</text:p>
      <text:p text:style-name="P43">jmp end</text:p>
      <text:p text:style-name="P43"/>
      <text:p text:style-name="P43">same_sign_add:</text:p>
      <text:p text:style-name="P43">push %eax</text:p>
      <text:p text:style-name="P43">push %ebx</text:p>
      <text:p text:style-name="P43">add %ebx, %eax</text:p>
      <text:p text:style-name="P43">jmp end</text:p>
      <text:p text:style-name="P43"><text:s/></text:p>
      <text:p text:style-name="P43">end:</text:p>
      <text:p text:style-name="P43">mov $SYSEXIT, %eax</text:p>
      <text:p text:style-name="P43">mov $EXIT_SUCCESS, %ebx</text:p>
      <text:p text:style-name="P43">int $0x80</text:p>
      <text:p text:style-name="P43"/>
      <text:p text:style-name="P43"/>
      <text:p text:style-name="P44">Odejmowanie liczb zmiennoprzecinkowych</text:p>
      <text:p text:style-name="P44"/>
      <text:p text:style-name="P49">SYSEXIT = 1</text:p>
      <text:p text:style-name="P49">EXIT_SUCCESS = 0</text:p>
      <text:p text:style-name="P49"/>
      <text:p text:style-name="P49">.data</text:p>
      <text:p text:style-name="P49"/>
      <text:p text:style-name="P49">liczba1: .byte 0b01000010, 0b01100000,0b00000000, 0b00000000</text:p>
      <text:p text:style-name="P49">liczba2: .byte 0b11000010, 0b01100000,0b00000000, 0b00000000</text:p>
      <text:p text:style-name="P49"/>
      <text:p text:style-name="P49">.global _start</text:p>
      <text:p text:style-name="P49">_start:</text:p>
      <text:p text:style-name="P49"/>
      <text:p text:style-name="P49">mov $1, %esi</text:p>
      <text:p text:style-name="P49">mov $0, %edi</text:p>
      <text:p text:style-name="P49"/>
      <text:p text:style-name="P49">#zapis wykładnika do rejestru</text:p>
      <text:p text:style-name="P49">movb liczba1(%esi,%edi,4), %bh</text:p>
      <text:p text:style-name="P49">add $0b10000001, %bh</text:p>
      <text:p text:style-name="P49"><text:soft-page-break/></text:p>
      <text:p text:style-name="P49">movb liczba2(%esi,%edi,4), %bl</text:p>
      <text:p text:style-name="P49">add $0b10000001, %bl</text:p>
      <text:p text:style-name="P49"/>
      <text:p text:style-name="P49"/>
      <text:p text:style-name="P49">#przesunięcie mantysy </text:p>
      <text:p text:style-name="P49">mov liczba1, %ecx</text:p>
      <text:p text:style-name="P49">and $0b00000000011111111111111111111111, %ecx</text:p>
      <text:p text:style-name="P49">add $0b00000000100000000000000000000000, %ecx</text:p>
      <text:p text:style-name="P49">shl %ecx, %bh</text:p>
      <text:p text:style-name="P49"/>
      <text:p text:style-name="P49">pop %ecx</text:p>
      <text:p text:style-name="P49"/>
      <text:p text:style-name="P49">mov liczba2, %ecx</text:p>
      <text:p text:style-name="P49">and $0b00000000011111111111111111111111, %ecx</text:p>
      <text:p text:style-name="P49">add $0b00000000100000000000000000000000, %ecx</text:p>
      <text:p text:style-name="P49">shl %ecx, %bh</text:p>
      <text:p text:style-name="P49"/>
      <text:p text:style-name="P49">pop %ecx</text:p>
      <text:p text:style-name="P49"/>
      <text:p text:style-name="P49">#wykonanie operacji</text:p>
      <text:p text:style-name="P49">add_plus:</text:p>
      <text:p text:style-name="P49">push %eax</text:p>
      <text:p text:style-name="P49">push %ebx</text:p>
      <text:p text:style-name="P49">add %eax, %ebx</text:p>
      <text:p text:style-name="P49">jmp end</text:p>
      <text:p text:style-name="P49"/>
      <text:p text:style-name="P49">#zapis znaku do rejestru</text:p>
      <text:p text:style-name="P49">mov $0, %esi</text:p>
      <text:p text:style-name="P49">mov $0, %edi</text:p>
      <text:p text:style-name="P49"/>
      <text:p text:style-name="P49">movb liczba1(%esi,%edi,4), %ah</text:p>
      <text:p text:style-name="P49">and $0b10000000, %ah</text:p>
      <text:p text:style-name="P49"/>
      <text:p text:style-name="P49">movb liczba2(%esi,%edi,4), %al</text:p>
      <text:p text:style-name="P49">and $0b10000000, %al</text:p>
      <text:p text:style-name="P49"/>
      <text:p text:style-name="P49">#sprawdzenie znaku</text:p>
      <text:p text:style-name="P49">cmp %ah, %al</text:p>
      <text:p text:style-name="P49">je same_sign_add</text:p>
      <text:p text:style-name="P49"/>
      <text:p text:style-name="P49">cmp %ah, %al</text:p>
      <text:p text:style-name="P49">jg add_minus</text:p>
      <text:p text:style-name="P49"/>
      <text:p text:style-name="P49">same_sign_add:</text:p>
      <text:p text:style-name="P49">#znak pobierany z większej liczby</text:p>
      <text:p text:style-name="P49"/>
      <text:p text:style-name="P49">end:</text:p>
      <text:p text:style-name="P49">mov $SYSEXIT, %eax</text:p>
      <text:p text:style-name="P49">mov $EXIT_SUCCESS, %ebx</text:p>
      <text:p text:style-name="P49">int $0x80</text:p>
      <text:p text:style-name="P49"/>
      <text:p text:style-name="P49"><text:soft-page-break/></text:p>
      <text:p text:style-name="P46">Mnożenie/Dzielenie liczb zmiennoprzecinkowych</text:p>
      <text:p text:style-name="P50"/>
      <text:p text:style-name="P50">SYSEXIT = 1</text:p>
      <text:p text:style-name="P50">EXIT_SUCCESS = 0</text:p>
      <text:p text:style-name="P50"/>
      <text:p text:style-name="P50">.data</text:p>
      <text:p text:style-name="P50"/>
      <text:p text:style-name="P50">liczba1: .byte 0b01000010, 0b01100000,0b00000000, 0b00000000</text:p>
      <text:p text:style-name="P50">liczba2: .byte 0b11000010, 0b01100000,0b00000000, 0b00000000</text:p>
      <text:p text:style-name="P50"/>
      <text:p text:style-name="P50">.global _start</text:p>
      <text:p text:style-name="P50">_start:</text:p>
      <text:p text:style-name="P50"/>
      <text:p text:style-name="P50">mov $1, %esi</text:p>
      <text:p text:style-name="P50">mov $0, %edi</text:p>
      <text:p text:style-name="P50"/>
      <text:p text:style-name="P50">#zapis wykładnika do rejestru</text:p>
      <text:p text:style-name="P50">movb liczba1(%esi,%edi,4), %bh</text:p>
      <text:p text:style-name="P50">add $0b10000001, %bh</text:p>
      <text:p text:style-name="P50"/>
      <text:p text:style-name="P50">movb liczba2(%esi,%edi,4), %bl</text:p>
      <text:p text:style-name="P50">add $0b10000001, %bl</text:p>
      <text:p text:style-name="P50"/>
      <text:p text:style-name="P50"/>
      <text:p text:style-name="P50">#przesunięcie mantysy </text:p>
      <text:p text:style-name="P50">mov liczba1, %ecx</text:p>
      <text:p text:style-name="P50">and $0b00000000011111111111111111111111, %ecx</text:p>
      <text:p text:style-name="P50">add $0b00000000100000000000000000000000, %ecx</text:p>
      <text:p text:style-name="P50">shl %ecx, %bh</text:p>
      <text:p text:style-name="P50"/>
      <text:p text:style-name="P50">pop %ecx</text:p>
      <text:p text:style-name="P50"/>
      <text:p text:style-name="P50">mov liczba2, %ecx</text:p>
      <text:p text:style-name="P50">and $0b00000000011111111111111111111111, %ecx</text:p>
      <text:p text:style-name="P50">add $0b00000000100000000000000000000000, %ecx</text:p>
      <text:p text:style-name="P50">shl %ecx, %bh</text:p>
      <text:p text:style-name="P50"/>
      <text:p text:style-name="P50">pop %ecx</text:p>
      <text:p text:style-name="P50"/>
      <text:p text:style-name="P50">#wykonanie operacji</text:p>
      <text:p text:style-name="P50">push %eax</text:p>
      <text:p text:style-name="P50">push %ebx</text:p>
      <text:p text:style-name="P50">mov %ebx, %edx</text:p>
      <text:p text:style-name="P50">mul %eax <text:s/>#div %eax, %ebx – dla dzielenia</text:p>
      <text:p text:style-name="P50">jmp end</text:p>
      <text:p text:style-name="P50"/>
      <text:p text:style-name="P50">#zapis znaku do rejestru</text:p>
      <text:p text:style-name="P50">mov $0, %esi</text:p>
      <text:p text:style-name="P50">mov $0, %edi</text:p>
      <text:p text:style-name="P50"/>
      <text:p text:style-name="P50">movb liczba1(%esi,%edi,4), %ah</text:p>
      <text:p text:style-name="P50"><text:soft-page-break/>and $0b10000000, %ah</text:p>
      <text:p text:style-name="P50"/>
      <text:p text:style-name="P50">movb liczba2(%esi,%edi,4), %al</text:p>
      <text:p text:style-name="P50">and $0b10000000, %al</text:p>
      <text:p text:style-name="P50"/>
      <text:p text:style-name="P50">#sprawdzenie znaku</text:p>
      <text:p text:style-name="P50">cmp %ah, %al</text:p>
      <text:p text:style-name="P50">je same_sign</text:p>
      <text:p text:style-name="P50"/>
      <text:p text:style-name="P50">#liczba ujemna</text:p>
      <text:p text:style-name="P50">jmp end</text:p>
      <text:p text:style-name="P50"/>
      <text:p text:style-name="P50">same_sign:</text:p>
      <text:p text:style-name="P50">#liczba dodatnia</text:p>
      <text:p text:style-name="P50"/>
      <text:p text:style-name="P50">end:</text:p>
      <text:p text:style-name="P50">mov $SYSEXIT, %eax</text:p>
      <text:p text:style-name="P50">mov $EXIT_SUCCESS, %ebx</text:p>
      <text:p text:style-name="P50">int $0x80</text:p>
      <text:p text:style-name="P50"/>
      <text:p text:style-name="P48">Wyświetlanie części dziesiętnej liczby zmiennoprzecinkowej</text:p>
      <text:p text:style-name="P52"/>
      <text:p text:style-name="P52">EXIT =1</text:p>
      <text:p text:style-name="P52">READ =3</text:p>
      <text:p text:style-name="P52">WRITE =4</text:p>
      <text:p text:style-name="P52">STDOUT =1</text:p>
      <text:p text:style-name="P52">STDIN =0</text:p>
      <text:p text:style-name="P52">RETURN =0</text:p>
      <text:p text:style-name="P52"/>
      <text:p text:style-name="P52">.data</text:p>
      <text:p text:style-name="P52"/>
      <text:p text:style-name="P52">liczba1: .byte 0b11111111, 0b01111111,0b01111100, 0b11111111</text:p>
      <text:p text:style-name="P52">one: .ascii "1"</text:p>
      <text:p text:style-name="P52">one_len = . -one</text:p>
      <text:p text:style-name="P52">zero: .ascii "0"</text:p>
      <text:p text:style-name="P52">zero_len = . - zero</text:p>
      <text:p text:style-name="P52">new_line: .ascii "\n"</text:p>
      <text:p text:style-name="P52">new_line_len = . -new_line</text:p>
      <text:p text:style-name="P52"/>
      <text:p text:style-name="P52">.global _start</text:p>
      <text:p text:style-name="P52">_start:</text:p>
      <text:p text:style-name="P52"/>
      <text:p text:style-name="P52"/>
      <text:p text:style-name="P52">#pobranie liczby dziesietnej z liczby </text:p>
      <text:p text:style-name="P52">mov liczba1, %ecx</text:p>
      <text:p text:style-name="P52">and $0b00000000011111111111111111111111, %ecx</text:p>
      <text:p text:style-name="P52"/>
      <text:p text:style-name="P52">mov $23, %edi</text:p>
      <text:p text:style-name="P52">loop_start:</text:p>
      <text:p text:style-name="P52">cmpl $0, %edi</text:p>
      <text:p text:style-name="P52">je loop_end</text:p>
      <text:p text:style-name="P52">dec %edi</text:p>
      <text:p text:style-name="P52"><text:soft-page-break/>btc %edi, %ecx</text:p>
      <text:p text:style-name="P52">jnb print_one</text:p>
      <text:p text:style-name="P52"/>
      <text:p text:style-name="P52">mov $zero_len, %edx</text:p>
      <text:p text:style-name="P52">mov $zero, %ecx</text:p>
      <text:p text:style-name="P52">mov $STDOUT, %ebx</text:p>
      <text:p text:style-name="P52">mov $WRITE, %eax</text:p>
      <text:p text:style-name="P52">int $0x80</text:p>
      <text:p text:style-name="P52">jmp loop_start</text:p>
      <text:p text:style-name="P52"/>
      <text:p text:style-name="P52">print_one:</text:p>
      <text:p text:style-name="P52">mov $one_len, %edx</text:p>
      <text:p text:style-name="P52">mov $one, %ecx</text:p>
      <text:p text:style-name="P52">mov $STDOUT, %ebx</text:p>
      <text:p text:style-name="P52">mov $WRITE, %eax</text:p>
      <text:p text:style-name="P52">int $0x80</text:p>
      <text:p text:style-name="P52">jmp loop_start</text:p>
      <text:p text:style-name="P52"/>
      <text:p text:style-name="P52"/>
      <text:p text:style-name="P52">loop_end:</text:p>
      <text:p text:style-name="P52">mov $new_line_len, %edx</text:p>
      <text:p text:style-name="P52">mov $new_line, %ecx</text:p>
      <text:p text:style-name="P52">mov $STDOUT, %ebx</text:p>
      <text:p text:style-name="P52">mov $WRITE, %eax</text:p>
      <text:p text:style-name="P52">int $0x80</text:p>
      <text:p text:style-name="P52"/>
      <text:p text:style-name="P52">mov $EXIT, %eax</text:p>
      <text:p text:style-name="P52">mov $RETURN, %ebx</text:p>
      <text:p text:style-name="P52">int $0x8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23:37:29.389941974</meta:creation-date>
    <dc:date>2019-05-09T12:27:05.076164341</dc:date>
    <meta:editing-duration>PT56M26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9" meta:paragraph-count="276" meta:word-count="1422" meta:character-count="10583" meta:non-whitespace-character-count="9368"/>
  </office:meta>
</office:document-meta>
</file>